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2">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5">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7">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8">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9">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1">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2">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3">
      <style:paragraph-properties fo:margin-top="0in" fo:margin-bottom="0in" style:contextual-spacing="false"/>
    </style:style>
    <style:style style:name="P46" style:family="paragraph" style:parent-style-name="Text_20_body" style:list-style-name="L23"/>
    <style:style style:name="P47" style:family="paragraph" style:parent-style-name="Text_20_body" style:list-style-name="L24">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5">
      <style:paragraph-properties fo:margin-top="0in" fo:margin-bottom="0in" style:contextual-spacing="false"/>
    </style:style>
    <style:style style:name="P50" style:family="paragraph" style:parent-style-name="Text_20_body" style:list-style-name="L25"/>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list-style-name="L26"/>
    <style:style style:name="P53" style:family="paragraph" style:parent-style-name="Text_20_body">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 sounds like you're building a comprehensive dashboard for a partnership program, which involves multiple tiers of users, products (Kaspersky, Bitdefender), commissions, and transactions between partners and suppliers. To design an effective <text:span text:style-name="Strong_20_Emphasis">home page dashboard</text:span> for the administrator, you’ll want to focus on displaying high-level insights while providing easy access to more detailed data in specific sections. The goal should be to ensure that the administrator can quickly assess the overall health of the business, monitor performance, and manage users and partners effectively.</text:p>
      <text:p text:style-name="Text_20_body">Here’s a breakdown of the key data points and features I’d suggest including on the <text:span text:style-name="Strong_20_Emphasis">dashboard home page</text:span>:</text:p>
      <text:h text:style-name="Heading_20_3" text:outline-level="3">1. <text:span text:style-name="Strong_20_Emphasis">Key Performance Indicators (KPIs)</text:span></text:h>
      <text:list text:style-name="L1">
        <text:list-item>
          <text:p text:style-name="P1"><text:span text:style-name="Strong_20_Emphasis">Total Sales</text:span>: Show the total value of products sold (perhaps broken down by product — Kaspersky, Bitdefender). This could also be shown over a specific period (e.g., this month, last 7 days, etc.).</text:p>
        </text:list-item>
        <text:list-item>
          <text:p text:style-name="P1"><text:span text:style-name="Strong_20_Emphasis">Total Commission Earned</text:span>: Display the total commissions earned by partners, broken down by product or partner.</text:p>
        </text:list-item>
        <text:list-item>
          <text:p text:style-name="P1"><text:span text:style-name="Strong_20_Emphasis">Revenue</text:span>: The total revenue generated by the application. This could be displayed as a combined total, but also segmented by product (Bitdefender vs. Kaspersky).</text:p>
        </text:list-item>
        <text:list-item>
          <text:p text:style-name="P1"><text:span text:style-name="Strong_20_Emphasis">Total Partners</text:span>: Show the total number of partners currently enrolled in the program.</text:p>
        </text:list-item>
        <text:list-item>
          <text:p text:style-name="P1"><text:span text:style-name="Strong_20_Emphasis">Active Partners</text:span>: Show how many of those partners are actively selling products.</text:p>
        </text:list-item>
        <text:list-item>
          <text:p text:style-name="P1"><text:span text:style-name="Strong_20_Emphasis">New Partners This Month</text:span>: Display the number of new partners that joined the program within the selected time frame (e.g., this month).</text:p>
        </text:list-item>
        <text:list-item>
          <text:p text:style-name="P1"><text:span text:style-name="Strong_20_Emphasis">Total Customers</text:span>: The total number of customers who have purchased products, which could be broken down by product or region if applicable.</text:p>
        </text:list-item>
        <text:list-item>
          <text:p text:style-name="P2"><text:span text:style-name="Strong_20_Emphasis">Pending Payments to Partners</text:span>: This would show the total amount of commissions that are yet to be paid out to partners.</text:p>
        </text:list-item>
      </text:list>
      <text:h text:style-name="Heading_20_3" text:outline-level="3">2. <text:span text:style-name="Strong_20_Emphasis">Revenue &amp; Payment Insights</text:span></text:h>
      <text:list text:style-name="L2">
        <text:list-item>
          <text:p text:style-name="P3"><text:span text:style-name="Strong_20_Emphasis">Total Payments to Benolives/Kristel</text:span>: You could show the total amount paid to Benolives (for Kaspersky) and Kristel (for Bitdefender) for the product licenses. This helps track the financial relationship with suppliers.</text:p>
        </text:list-item>
        <text:list-item>
          <text:p text:style-name="P4"><text:span text:style-name="Strong_20_Emphasis">Outstanding Payments</text:span>: A quick overview of any outstanding payments to be made to partners or suppliers.</text:p>
        </text:list-item>
      </text:list>
      <text:h text:style-name="Heading_20_3" text:outline-level="3">3. <text:span text:style-name="Strong_20_Emphasis">Recent Activity and Alerts</text:span></text:h>
      <text:list text:style-name="L3">
        <text:list-item>
          <text:p text:style-name="P5"><text:span text:style-name="Strong_20_Emphasis">Recent Orders</text:span>: A quick overview or a small table listing the most recent orders (with product names, customer names, and purchase date).</text:p>
        </text:list-item>
        <text:list-item>
          <text:p text:style-name="P5"><text:span text:style-name="Strong_20_Emphasis">Recent Partner Activity</text:span>: Show recent activities of partners, like new sign-ups, sales made, or updates to their profiles.</text:p>
        </text:list-item>
        <text:list-item>
          <text:p text:style-name="P5"><text:span text:style-name="Strong_20_Emphasis">Product Expiry Alerts</text:span>: If products are time-sensitive (licenses with expiry dates), include alerts for upcoming expirations, either for the customers or for product inventory.</text:p>
        </text:list-item>
        <text:list-item>
          <text:p text:style-name="P6"><text:span text:style-name="Strong_20_Emphasis">Commission Approval Requests</text:span>: If there's a process for approving partner commissions (e.g., based on sales verification), show any pending approval requests.</text:p>
        </text:list-item>
      </text:list>
      <text:h text:style-name="Heading_20_3" text:outline-level="3"><text:soft-page-break/>4. <text:span text:style-name="Strong_20_Emphasis">User/Partner Management</text:span></text:h>
      <text:list text:style-name="L4">
        <text:list-item>
          <text:p text:style-name="P7"><text:span text:style-name="Strong_20_Emphasis">Quick Access to User Management</text:span>: Allow the administrator to quickly see the number of active, inactive, or suspended users (partners). The ability to manage (activate, deactivate, upgrade) users directly from the dashboard is key.</text:p>
        </text:list-item>
        <text:list-item>
          <text:p text:style-name="P7"><text:span text:style-name="Strong_20_Emphasis">Role Management</text:span>: Display a widget or panel that shows the current user roles (admin, partner, etc.) and allows the admin to assign or change roles.</text:p>
        </text:list-item>
        <text:list-item>
          <text:p text:style-name="P7"><text:span text:style-name="Strong_20_Emphasis">Add New Partner</text:span>: Include a quick link or button to add a new partner directly from the dashboard.</text:p>
        </text:list-item>
        <text:list-item>
          <text:p text:style-name="P8"><text:span text:style-name="Strong_20_Emphasis">Assign Admin Privileges</text:span>: A widget or panel where the admin can assign or revoke admin rights to other users.</text:p>
        </text:list-item>
      </text:list>
      <text:h text:style-name="Heading_20_3" text:outline-level="3">5. <text:span text:style-name="Strong_20_Emphasis">Product and License Insights</text:span></text:h>
      <text:list text:style-name="L5">
        <text:list-item>
          <text:p text:style-name="P9"><text:span text:style-name="Strong_20_Emphasis">Total Products Sold (by Product Type)</text:span>: Display the sales figures for each product (e.g., Kaspersky, Bitdefender).</text:p>
        </text:list-item>
        <text:list-item>
          <text:p text:style-name="P9"><text:span text:style-name="Strong_20_Emphasis">Licenses Available</text:span>: A quick snapshot of how many licenses are available for each product (Bitdefender, Kaspersky), as well as any license expiry information (if applicable).</text:p>
        </text:list-item>
        <text:list-item>
          <text:p text:style-name="P9"><text:span text:style-name="Strong_20_Emphasis">License Sales Trends</text:span>: A chart showing trends in product sales over time (monthly, quarterly). This can be helpful for understanding seasonal variations and sales spikes.</text:p>
        </text:list-item>
        <text:list-item>
          <text:p text:style-name="P10"><text:span text:style-name="Strong_20_Emphasis">Customer Segmentation</text:span>: Display customer data segmented by product, geographic location, or customer type. This helps you see where the sales are coming from.</text:p>
        </text:list-item>
      </text:list>
      <text:h text:style-name="Heading_20_3" text:outline-level="3">6. <text:span text:style-name="Strong_20_Emphasis">Financial Overview</text:span></text:h>
      <text:list text:style-name="L6">
        <text:list-item>
          <text:p text:style-name="P11"><text:span text:style-name="Strong_20_Emphasis">Total Revenue from Product Sales</text:span>: A chart or summary displaying the total revenue generated from the sale of each product.</text:p>
        </text:list-item>
        <text:list-item>
          <text:p text:style-name="P11"><text:span text:style-name="Strong_20_Emphasis">Commission Breakdown</text:span>: A breakdown of commissions for each product and each partner.</text:p>
        </text:list-item>
        <text:list-item>
          <text:p text:style-name="P12"><text:span text:style-name="Strong_20_Emphasis">Invoice Summary</text:span>: A summary of unpaid or completed invoices, particularly relevant to the payments you owe to your suppliers (Benolives/Kristel).</text:p>
        </text:list-item>
      </text:list>
      <text:h text:style-name="Heading_20_3" text:outline-level="3">7. <text:span text:style-name="Strong_20_Emphasis">Graphical Visualization</text:span></text:h>
      <text:list text:style-name="L7">
        <text:list-item>
          <text:p text:style-name="P13"><text:span text:style-name="Strong_20_Emphasis">Sales Performance Graphs</text:span>: Use bar or line charts to show sales performance over time (e.g., weekly or monthly) for both products (Kaspersky and Bitdefender).</text:p>
        </text:list-item>
        <text:list-item>
          <text:p text:style-name="P13"><text:span text:style-name="Strong_20_Emphasis">Pie Charts for Sales Breakdown</text:span>: You can use pie charts to show the product sales distribution or the commission distribution across partners.</text:p>
        </text:list-item>
        <text:list-item>
          <text:p text:style-name="P14"><text:span text:style-name="Strong_20_Emphasis">User Growth Chart</text:span>: A graph that shows how the number of partners or customers has grown over time.</text:p>
        </text:list-item>
      </text:list>
      <text:h text:style-name="Heading_20_3" text:outline-level="3">8. <text:span text:style-name="Strong_20_Emphasis">Search and Filtering</text:span></text:h>
      <text:list text:style-name="L8">
        <text:list-item>
          <text:p text:style-name="P15"><text:span text:style-name="Strong_20_Emphasis">Search Bar</text:span>: Make sure there's an easy-to-use search bar that lets the administrator quickly search for partners, customers, sales data, and more.</text:p>
        </text:list-item>
        <text:list-item>
          <text:p text:style-name="P16"><text:span text:style-name="Strong_20_Emphasis">Date Filter</text:span>: Allow the admin to filter reports and statistics by a specific date range (e.g., Today, Last 7 Days, Last 30 Days, This Month, Custom Date Range).</text:p>
        </text:list-item>
      </text:list>
      <text:p text:style-name="Horizontal_20_Line"/>
      <text:h text:style-name="Heading_20_3" text:outline-level="3"><text:soft-page-break/>Sample Layout for the Dashboard:</text:h>
      <text:h text:style-name="Heading_20_4" text:outline-level="4"><text:span text:style-name="Strong_20_Emphasis">1. Overview Section</text:span></text:h>
      <text:list text:style-name="L9">
        <text:list-item>
          <text:p text:style-name="P17"><text:span text:style-name="Strong_20_Emphasis">Total Revenue</text:span>: $XXX,XXX</text:p>
        </text:list-item>
        <text:list-item>
          <text:p text:style-name="P17"><text:span text:style-name="Strong_20_Emphasis">Total Commissions</text:span>: $XX,XXX</text:p>
        </text:list-item>
        <text:list-item>
          <text:p text:style-name="P17"><text:span text:style-name="Strong_20_Emphasis">Total Sales</text:span>: XX Units</text:p>
        </text:list-item>
        <text:list-item>
          <text:p text:style-name="P17"><text:span text:style-name="Strong_20_Emphasis">Active Partners</text:span>: XX</text:p>
        </text:list-item>
        <text:list-item>
          <text:p text:style-name="P17"><text:span text:style-name="Strong_20_Emphasis">Total Customers</text:span>: XX</text:p>
        </text:list-item>
        <text:list-item>
          <text:p text:style-name="P18"><text:span text:style-name="Strong_20_Emphasis">Pending Payments</text:span>: $X,XXX</text:p>
        </text:list-item>
      </text:list>
      <text:h text:style-name="Heading_20_4" text:outline-level="4"><text:span text:style-name="Strong_20_Emphasis">2. Sales Performance (Chart)</text:span></text:h>
      <text:list text:style-name="L10">
        <text:list-item>
          <text:p text:style-name="P19">Bar chart showing the total sales for Kaspersky and Bitdefender.</text:p>
        </text:list-item>
        <text:list-item>
          <text:p text:style-name="P20">Pie chart showing commission distribution by partner.</text:p>
        </text:list-item>
      </text:list>
      <text:h text:style-name="Heading_20_4" text:outline-level="4"><text:span text:style-name="Strong_20_Emphasis">3. Recent Activity</text:span></text:h>
      <text:list text:style-name="L11">
        <text:list-item>
          <text:p text:style-name="P21"><text:span text:style-name="Strong_20_Emphasis">Recent Orders</text:span>: Display the most recent orders or transactions.</text:p>
        </text:list-item>
        <text:list-item>
          <text:p text:style-name="P22"><text:span text:style-name="Strong_20_Emphasis">Recent Partner Activity</text:span>: Show recent registrations, partner updates, or sales activities.</text:p>
        </text:list-item>
      </text:list>
      <text:h text:style-name="Heading_20_4" text:outline-level="4"><text:span text:style-name="Strong_20_Emphasis">4. User/Partner Management</text:span></text:h>
      <text:list text:style-name="L12">
        <text:list-item>
          <text:p text:style-name="P23"><text:span text:style-name="Strong_20_Emphasis">Manage Users</text:span>: List of current users with a quick action to "Make Admin," "Suspend," etc.</text:p>
        </text:list-item>
        <text:list-item>
          <text:p text:style-name="P23"><text:span text:style-name="Strong_20_Emphasis">New Partner</text:span>: Button/link to quickly add a new partner.</text:p>
        </text:list-item>
        <text:list-item>
          <text:p text:style-name="P24"><text:span text:style-name="Strong_20_Emphasis">Pending Approvals</text:span>: Display if there are pending admin role changes or user requests.</text:p>
        </text:list-item>
      </text:list>
      <text:h text:style-name="Heading_20_4" text:outline-level="4"><text:span text:style-name="Strong_20_Emphasis">5. Financial Overview</text:span></text:h>
      <text:list text:style-name="L13">
        <text:list-item>
          <text:p text:style-name="P25"><text:span text:style-name="Strong_20_Emphasis">Payments to Suppliers</text:span>: Amounts owed to Benolives/Kristel for licenses.</text:p>
        </text:list-item>
        <text:list-item>
          <text:p text:style-name="P26"><text:span text:style-name="Strong_20_Emphasis">Revenue</text:span>: Breakdown of revenue from different product sales.</text:p>
        </text:list-item>
      </text:list>
      <text:h text:style-name="Heading_20_4" text:outline-level="4"><text:span text:style-name="Strong_20_Emphasis">6. Alerts Section</text:span></text:h>
      <text:list text:style-name="L14">
        <text:list-item>
          <text:p text:style-name="P27">License Expiry Alerts: Display upcoming license expiration notifications for customers or products.</text:p>
        </text:list-item>
        <text:list-item>
          <text:p text:style-name="P28">Commission Approval Requests: A list of pending commission approvals.</text:p>
        </text:list-item>
      </text:list>
      <text:p text:style-name="Horizontal_20_Line"/>
      <text:h text:style-name="Heading_20_3" text:outline-level="3">Additional Considerations:</text:h>
      <text:list text:style-name="L15">
        <text:list-item>
          <text:p text:style-name="P29"><text:span text:style-name="Strong_20_Emphasis">Responsiveness</text:span>: Make sure the dashboard is responsive, so the admin can access it from both desktop and mobile devices.</text:p>
        </text:list-item>
        <text:list-item>
          <text:p text:style-name="P29"><text:span text:style-name="Strong_20_Emphasis">Customization</text:span>: Allow for some customization on the dashboard (e.g., widgets that can be moved around or hidden, or the ability to filter data based on different criteria).</text:p>
        </text:list-item>
        <text:list-item>
          <text:p text:style-name="P30"><text:span text:style-name="Strong_20_Emphasis">Security</text:span>: Ensure that only users with the appropriate roles can manage user privileges or access sensitive financial data.</text:p>
        </text:list-item>
      </text:list>
      <text:p text:style-name="Horizontal_20_Line"/>
      <text:p text:style-name="Text_20_body">By displaying this kind of data in an easy-to-digest, actionable way, the administrator will be able to quickly assess the health of the partnership program and take the necessary actions (such as approving payments, managing users, or tracking product performance).</text:p>
      <text:p text:style-name="Text_20_body"><text:soft-page-break/>4o mini</text:p>
      <text:h text:style-name="Heading_20_5" text:outline-level="5">You said:</text:h>
      <text:p text:style-name="Text_20_body">something else I have thought about is there should be some data that should be able to be exported for analyzation</text:p>
      <text:h text:style-name="Heading_20_6" text:outline-level="6">ChatGPT said:</text:h>
      <text:p text:style-name="Text_20_body">That's a great point! Providing administrators with the ability to export data for further analysis is essential, especially for tracking performance, evaluating commissions, and analyzing customer behavior over time. Data exports can help users perform deeper analysis using tools like Excel, Google Sheets, or other data visualization tools (e.g., Power BI, Tableau).</text:p>
      <text:p text:style-name="Text_20_body">Here’s a breakdown of <text:span text:style-name="Strong_20_Emphasis">key data that should be exportable</text:span> from your dashboard to facilitate easy analysis:</text:p>
      <text:p text:style-name="Horizontal_20_Line"/>
      <text:h text:style-name="Heading_20_3" text:outline-level="3">1. <text:span text:style-name="Strong_20_Emphasis">Sales Data</text:span></text:h>
      <text:list text:style-name="L16">
        <text:list-item>
          <text:p text:style-name="P31"><text:span text:style-name="Strong_20_Emphasis">Sales by Product</text:span>: Administrators may want to analyze sales trends for each product (Kaspersky, Bitdefender). Exporting this data can help in comparing performance over different periods and identifying which products are driving revenue.</text:p>
          <text:list>
            <text:list-item>
              <text:p text:style-name="P31"><text:span text:style-name="Strong_20_Emphasis">Export fields</text:span>: Product name, quantity sold, total revenue, sale date, partner responsible, customer name.</text:p>
            </text:list-item>
          </text:list>
        </text:list-item>
        <text:list-item>
          <text:p text:style-name="P31"><text:span text:style-name="Strong_20_Emphasis">Sales by Partner</text:span>: Understanding which partners are generating the most sales and revenue is important. Exporting this data will allow for commission calculation and performance reviews.</text:p>
          <text:list>
            <text:list-item>
              <text:p text:style-name="P31"><text:span text:style-name="Strong_20_Emphasis">Export fields</text:span>: Partner name, product sold, quantity sold, total revenue, commission earned, date of sale.</text:p>
            </text:list-item>
          </text:list>
        </text:list-item>
        <text:list-item>
          <text:p text:style-name="P31"><text:span text:style-name="Strong_20_Emphasis">Sales by Customer</text:span>: Exporting detailed customer information along with the product purchases can help with understanding customer segments and tracking repeat business.</text:p>
          <text:list>
            <text:list-item>
              <text:p text:style-name="P31"><text:span text:style-name="Strong_20_Emphasis">Export fields</text:span>: Customer name, email, product purchased, quantity, total spent, purchase date.</text:p>
            </text:list-item>
          </text:list>
        </text:list-item>
        <text:list-item>
          <text:p text:style-name="P31"><text:span text:style-name="Strong_20_Emphasis">Sales Trends Over Time</text:span>: A time series of sales data that could be broken down by day, week, month, quarter, or year, depending on the needs.</text:p>
          <text:list>
            <text:list-item>
              <text:p text:style-name="P32"><text:span text:style-name="Strong_20_Emphasis">Export fields</text:span>: Date range, product name, quantity sold, revenue, partner.</text:p>
            </text:list-item>
          </text:list>
        </text:list-item>
      </text:list>
      <text:h text:style-name="Heading_20_3" text:outline-level="3">2. <text:span text:style-name="Strong_20_Emphasis">Commission Data</text:span></text:h>
      <text:list text:style-name="L17">
        <text:list-item>
          <text:p text:style-name="P33"><text:span text:style-name="Strong_20_Emphasis">Commission Breakdown by Partner</text:span>: Since your business is based on a partnership model, providing a detailed export of commissions earned by each partner is essential for transparency and payment tracking.</text:p>
          <text:list>
            <text:list-item>
              <text:p text:style-name="P33"><text:span text:style-name="Strong_20_Emphasis">Export fields</text:span>: Partner name, product sold, total sales, commission percentage, commission earned, payment status (paid/unpaid), date of sale.</text:p>
            </text:list-item>
          </text:list>
        </text:list-item>
        <text:list-item>
          <text:p text:style-name="P33"><text:span text:style-name="Strong_20_Emphasis">Pending Commission Payments</text:span>: Exporting a list of pending payments will help in managing outstanding amounts and ensuring timely payouts.</text:p>
          <text:list>
            <text:list-item>
              <text:p text:style-name="P33"><text:span text:style-name="Strong_20_Emphasis">Export fields</text:span>: Partner name, product sold, commission earned, due date, payment status.</text:p>
            </text:list-item>
          </text:list>
        </text:list-item>
        <text:list-item>
          <text:p text:style-name="P33"><text:soft-page-break/><text:span text:style-name="Strong_20_Emphasis">Commission by Product</text:span>: Showing how commissions are distributed across different products (e.g., Kaspersky vs. Bitdefender) can help assess the profitability of each product.</text:p>
          <text:list>
            <text:list-item>
              <text:p text:style-name="P34"><text:span text:style-name="Strong_20_Emphasis">Export fields</text:span>: Product name, total sales, total commissions paid out, total commissions pending.</text:p>
            </text:list-item>
          </text:list>
        </text:list-item>
      </text:list>
      <text:h text:style-name="Heading_20_3" text:outline-level="3">3. <text:span text:style-name="Strong_20_Emphasis">Customer Data</text:span></text:h>
      <text:list text:style-name="L18">
        <text:list-item>
          <text:p text:style-name="P35"><text:span text:style-name="Strong_20_Emphasis">Customer Purchases</text:span>: A comprehensive list of customer purchases, which helps analyze customer behavior, identify top customers, and understand which products are most popular among customers.</text:p>
          <text:list>
            <text:list-item>
              <text:p text:style-name="P35"><text:span text:style-name="Strong_20_Emphasis">Export fields</text:span>: Customer name, email, product purchased, quantity, total spent, purchase date, partner.</text:p>
            </text:list-item>
          </text:list>
        </text:list-item>
        <text:list-item>
          <text:p text:style-name="P35"><text:span text:style-name="Strong_20_Emphasis">Customer Segmentation</text:span>: Exporting segmented customer data (e.g., by region, product purchased, frequency of purchase) can help in targeted marketing and sales strategy adjustments.</text:p>
          <text:list>
            <text:list-item>
              <text:p text:style-name="P36"><text:span text:style-name="Strong_20_Emphasis">Export fields</text:span>: Customer name, product purchased, region, purchase frequency, total spent.</text:p>
            </text:list-item>
          </text:list>
        </text:list-item>
      </text:list>
      <text:h text:style-name="Heading_20_3" text:outline-level="3">4. <text:span text:style-name="Strong_20_Emphasis">Inventory &amp; License Data</text:span></text:h>
      <text:list text:style-name="L19">
        <text:list-item>
          <text:p text:style-name="P37"><text:span text:style-name="Strong_20_Emphasis">Available Licenses</text:span>: Export data related to product licenses available for each product (Kaspersky, Bitdefender), including license expiration dates, helps ensure stock is replenished and that there’s visibility into inventory.</text:p>
          <text:list>
            <text:list-item>
              <text:p text:style-name="P37"><text:span text:style-name="Strong_20_Emphasis">Export fields</text:span>: Product name, number of licenses available, license expiration date, license status.</text:p>
            </text:list-item>
          </text:list>
        </text:list-item>
        <text:list-item>
          <text:p text:style-name="P37"><text:span text:style-name="Strong_20_Emphasis">License Expiry Tracking</text:span>: Track and export licenses that are about to expire, helping to manage renewals.</text:p>
          <text:list>
            <text:list-item>
              <text:p text:style-name="P38"><text:span text:style-name="Strong_20_Emphasis">Export fields</text:span>: License key, customer name, product name, expiry date, renewal status.</text:p>
            </text:list-item>
          </text:list>
        </text:list-item>
      </text:list>
      <text:h text:style-name="Heading_20_3" text:outline-level="3">5. <text:span text:style-name="Strong_20_Emphasis">Partner Data</text:span></text:h>
      <text:list text:style-name="L20">
        <text:list-item>
          <text:p text:style-name="P39"><text:span text:style-name="Strong_20_Emphasis">Partner Performance</text:span>: Exporting a report of partner activity, including the number of sales made, revenue generated, commissions earned, and active customers, helps in tracking partner performance and incentivizing top performers.</text:p>
          <text:list>
            <text:list-item>
              <text:p text:style-name="P39"><text:span text:style-name="Strong_20_Emphasis">Export fields</text:span>: Partner name, total sales, total revenue, total commissions earned, active customers, registration date.</text:p>
            </text:list-item>
          </text:list>
        </text:list-item>
        <text:list-item>
          <text:p text:style-name="P39"><text:span text:style-name="Strong_20_Emphasis">New Partner Registration</text:span>: Exporting the list of newly registered partners, especially for analysis of new partner acquisition trends.</text:p>
          <text:list>
            <text:list-item>
              <text:p text:style-name="P39"><text:span text:style-name="Strong_20_Emphasis">Export fields</text:span>: Partner name, registration date, region, sales performance (if available).</text:p>
            </text:list-item>
          </text:list>
        </text:list-item>
        <text:list-item>
          <text:p text:style-name="P39"><text:span text:style-name="Strong_20_Emphasis">Partner Payments</text:span>: Export a report of all payments made to partners, including commissions and other incentives.</text:p>
          <text:list>
            <text:list-item>
              <text:p text:style-name="P40"><text:span text:style-name="Strong_20_Emphasis">Export fields</text:span>: Partner name, total commissions, payment date, payment status (paid/unpaid).</text:p>
            </text:list-item>
          </text:list>
        </text:list-item>
      </text:list>
      <text:h text:style-name="Heading_20_3" text:outline-level="3"><text:soft-page-break/>6. <text:span text:style-name="Strong_20_Emphasis">Supplier Data (Benolives/Kristel)</text:span></text:h>
      <text:list text:style-name="L21">
        <text:list-item>
          <text:p text:style-name="P41"><text:span text:style-name="Strong_20_Emphasis">Payments to Suppliers</text:span>: Exporting payment data to suppliers like Benolives (for Kaspersky) and Kristel (for Bitdefender) will help track costs and manage vendor relationships.</text:p>
          <text:list>
            <text:list-item>
              <text:p text:style-name="P41"><text:span text:style-name="Strong_20_Emphasis">Export fields</text:span>: Supplier name, product, quantity purchased, total paid, payment date.</text:p>
            </text:list-item>
          </text:list>
        </text:list-item>
        <text:list-item>
          <text:p text:style-name="P41"><text:span text:style-name="Strong_20_Emphasis">Supplier Stock and Payment Status</text:span>: Export information on stock levels and the status of payments due or made to suppliers.</text:p>
          <text:list>
            <text:list-item>
              <text:p text:style-name="P42"><text:span text:style-name="Strong_20_Emphasis">Export fields</text:span>: Supplier name, product name, quantity supplied, stock remaining, payment status.</text:p>
            </text:list-item>
          </text:list>
        </text:list-item>
      </text:list>
      <text:h text:style-name="Heading_20_3" text:outline-level="3">7. <text:span text:style-name="Strong_20_Emphasis">System Logs (For Audit and Analysis)</text:span></text:h>
      <text:list text:style-name="L22">
        <text:list-item>
          <text:p text:style-name="P43"><text:span text:style-name="Strong_20_Emphasis">User Activity Logs</text:span>: Exporting user activities like login times, actions taken, and any changes to user roles or account information is useful for auditing and ensuring system security.</text:p>
          <text:list>
            <text:list-item>
              <text:p text:style-name="P43"><text:span text:style-name="Strong_20_Emphasis">Export fields</text:span>: User name, action taken, date/time of action, IP address.</text:p>
            </text:list-item>
          </text:list>
        </text:list-item>
        <text:list-item>
          <text:p text:style-name="P43"><text:span text:style-name="Strong_20_Emphasis">Error/Transaction Logs</text:span>: If the system logs errors or failed transactions (e.g., payment failures or registration issues), exporting this data helps with troubleshooting.</text:p>
          <text:list>
            <text:list-item>
              <text:p text:style-name="P44"><text:span text:style-name="Strong_20_Emphasis">Export fields</text:span>: Error type, description, date/time of occurrence, affected system.</text:p>
            </text:list-item>
          </text:list>
        </text:list-item>
      </text:list>
      <text:h text:style-name="Heading_20_3" text:outline-level="3">8. <text:span text:style-name="Strong_20_Emphasis">Financial Reports</text:span></text:h>
      <text:list text:style-name="L23">
        <text:list-item>
          <text:p text:style-name="P45"><text:span text:style-name="Strong_20_Emphasis">Revenue and Commission Summary</text:span>: An overall financial summary that combines revenue, commissions, and payments made to both suppliers and partners.</text:p>
          <text:list>
            <text:list-item>
              <text:p text:style-name="P45"><text:span text:style-name="Strong_20_Emphasis">Export fields</text:span>: Total revenue, total commissions, payments to suppliers, total payments to partners.</text:p>
            </text:list-item>
          </text:list>
        </text:list-item>
        <text:list-item>
          <text:p text:style-name="P45"><text:span text:style-name="Strong_20_Emphasis">Invoice Details</text:span>: Export invoices related to product sales and partner payments, including tax information if necessary.</text:p>
          <text:list>
            <text:list-item>
              <text:p text:style-name="P46"><text:span text:style-name="Strong_20_Emphasis">Export fields</text:span>: Invoice number, customer name, product purchased, total amount, date of invoice, payment status.</text:p>
            </text:list-item>
          </text:list>
        </text:list-item>
      </text:list>
      <text:h text:style-name="Heading_20_3" text:outline-level="3">9. <text:span text:style-name="Strong_20_Emphasis">Performance Dashboards (For Analysis)</text:span></text:h>
      <text:list text:style-name="L24">
        <text:list-item>
          <text:p text:style-name="P47"><text:span text:style-name="Strong_20_Emphasis">Sales Funnel</text:span>: Exporting a sales funnel report can help visualize how many leads, prospects, and converted customers are generated over time.</text:p>
          <text:list>
            <text:list-item>
              <text:p text:style-name="P47"><text:span text:style-name="Strong_20_Emphasis">Export fields</text:span>: Date range, number of leads, number of prospects, number of conversions, total revenue.</text:p>
            </text:list-item>
          </text:list>
        </text:list-item>
        <text:list-item>
          <text:p text:style-name="P47"><text:span text:style-name="Strong_20_Emphasis">Partner Performance Over Time</text:span>: Export performance reports that show the progress of each partner over different time periods (e.g., monthly, quarterly).</text:p>
          <text:list>
            <text:list-item>
              <text:p text:style-name="P48"><text:span text:style-name="Strong_20_Emphasis">Export fields</text:span>: Partner name, product sold, total sales, revenue generated, commissions paid, performance trend.</text:p>
            </text:list-item>
          </text:list>
        </text:list-item>
      </text:list>
      <text:p text:style-name="Horizontal_20_Line"/>
      <text:h text:style-name="Heading_20_3" text:outline-level="3"><text:span text:style-name="Strong_20_Emphasis">Export Formats</text:span></text:h>
      <text:p text:style-name="Text_20_body">For all of these, you’ll want to provide export options in formats that are most useful for data analysis:</text:p>
      <text:list text:style-name="L25">
        <text:list-item>
          <text:p text:style-name="P49"><text:span text:style-name="Strong_20_Emphasis">Excel (.xlsx)</text:span>: A highly versatile format, great for pivot tables, charts, and in-depth analysis.</text:p>
        </text:list-item>
        <text:list-item>
          <text:p text:style-name="P49"><text:soft-page-break/><text:span text:style-name="Strong_20_Emphasis">CSV (.csv)</text:span>: A simple, widely supported format for data that can be easily imported into a variety of applications (including databases, spreadsheets, etc.).</text:p>
        </text:list-item>
        <text:list-item>
          <text:p text:style-name="P50"><text:span text:style-name="Strong_20_Emphasis">PDF</text:span>: If users need printable reports (e.g., for invoices or summary reports), provide PDF export options.</text:p>
        </text:list-item>
      </text:list>
      <text:h text:style-name="Heading_20_3" text:outline-level="3"><text:span text:style-name="Strong_20_Emphasis">Export Feature UI/UX Considerations</text:span></text:h>
      <text:list text:style-name="L26">
        <text:list-item>
          <text:p text:style-name="P51"><text:span text:style-name="Strong_20_Emphasis">Filter Options</text:span>: Provide the ability to filter data based on date ranges, partner, product, or region before exporting. This will give the administrator flexibility in what data to export.</text:p>
        </text:list-item>
        <text:list-item>
          <text:p text:style-name="P51"><text:span text:style-name="Strong_20_Emphasis">Batch Exports</text:span>: Allow exporting multiple reports or datasets in one action (e.g., export both sales data and commission data at once).</text:p>
        </text:list-item>
        <text:list-item>
          <text:p text:style-name="P52"><text:span text:style-name="Strong_20_Emphasis">Export Status</text:span>: Provide feedback on the status of the export process, especially if it takes time (e.g., a "Download in Progress" message).</text:p>
        </text:list-item>
      </text:list>
      <text:p text:style-name="Horizontal_20_Line"/>
      <text:p text:style-name="Text_20_body">By offering these export features, you’re enabling the administrator to take the data from the application and analyze it further in more powerful tools, which can provide deeper insights and help make informed business decisions. Exportable data is critical for reporting, financial audits, trend analysis, and even partner performance reviews.</text:p>
      <text:p text:style-name="Text_20_body">4o mini</text:p>
      <text:h text:style-name="Heading_20_5" text:outline-level="5">You said:</text:h>
      <text:p text:style-name="Text_20_body">Thank you a lot</text:p>
      <text:h text:style-name="Heading_20_6" text:outline-level="6">ChatGPT said:</text:h>
      <text:p text:style-name="Text_20_body">You're very welcome! 😊 I'm glad I could help! If you have any more questions or need further assistance as you work on your dashboard, feel free to reach out. Best of luck with your project, and I'm sure it will turn out great!</text:p>
      <text:p text:style-name="Text_20_body">Happy coding and building! 🚀</text:p>
      <text:p text:style-name="P53">4o mini</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5:51:12.363465881</meta:creation-date>
    <dc:date>2024-11-21T15:54:05.948778575</dc:date>
    <meta:editing-duration>PT2M57S</meta:editing-duration>
    <meta:editing-cycles>1</meta:editing-cycles>
    <meta:document-statistic meta:table-count="0" meta:image-count="0" meta:object-count="0" meta:page-count="7" meta:paragraph-count="145" meta:word-count="2322" meta:character-count="15178" meta:non-whitespace-character-count="13100"/>
    <meta:generator>LibreOffice/24.8.3.2$Linux_X86_64 LibreOffice_project/e14c9fdd1f585efcbb2c5363087a99d20928d522</meta:generator>
  </office:meta>
</office:document-meta>
</file>